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10000017D0000012DFAE0C6E9.svm" manifest:media-type=""/>
  <manifest:file-entry manifest:full-path="Pictures/2000000100000181000001298455D920.svm" manifest:media-type=""/>
  <manifest:file-entry manifest:full-path="Pictures/200000010000017D0000012D51E40062.svm" manifest:media-type=""/>
  <manifest:file-entry manifest:full-path="Pictures/200000010000012D000000D8F4A9CB9C.svm" manifest:media-type=""/>
  <manifest:file-entry manifest:full-path="Pictures/200000010000036B000000FEB7EAC9D0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374000001133A5C8EE3.svm" manifest:media-type=""/>
  <manifest:file-entry manifest:full-path="Pictures/200000010000031F000000FEBA600DBB.svm" manifest:media-type=""/>
  <manifest:file-entry manifest:full-path="Pictures/20000001000003D9000000FED2F3EFC3.svm" manifest:media-type=""/>
  <manifest:file-entry manifest:full-path="Pictures/2000000200000209000001106B59FCF3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\SI{1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+12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-12 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1cm" svg:height="3.555cm" svg:x="1.513cm" svg:y="0.738cm">
          <draw:image xlink:href="Pictures/2000000200000209000001106B59FCF3.eps" xlink:type="simple" xlink:show="embed" xlink:actuate="onLoad">
            <text:p/>
          </draw:image>
        </draw:frame>
        <draw:frame draw:style-name="gr2" draw:layer="layout" svg:width="0.201cm" svg:height="0.469cm" svg:x="3.626cm" svg:y="2.76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0.869cm" svg:height="0.916cm" svg:x="7.59cm" svg:y="3.847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132cm" svg:height="0.916cm" svg:x="2.171cm" svg:y="3.848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4" draw:text-style-name="P1" draw:layer="layout" svg:width="1.181cm" svg:height="0.304cm" svg:x="0.301cm" svg:y="1.263cm">
          <draw:image xlink:href="Pictures/20000001000003D9000000FED2F3EFC3.svm" xlink:type="simple" xlink:show="embed" xlink:actuate="onLoad">
            <text:p/>
          </draw:image>
        </draw:frame>
        <draw:frame draw:style-name="gr5" draw:text-style-name="P1" draw:layer="layout" svg:width="0.958cm" svg:height="0.304cm" svg:x="0.524cm" svg:y="2.398cm">
          <draw:image xlink:href="Pictures/200000010000031F000000FEBA600DBB.svm" xlink:type="simple" xlink:show="embed" xlink:actuate="onLoad">
            <text:p/>
          </draw:image>
        </draw:frame>
        <draw:frame draw:style-name="gr4" draw:text-style-name="P1" draw:layer="layout" svg:width="1.181cm" svg:height="0.304cm" svg:x="0.301cm" svg:y="3.405cm">
          <draw:image xlink:href="Pictures/20000001000003D9000000FED2F3EFC3.svm" xlink:type="simple" xlink:show="embed" xlink:actuate="onLoad">
            <text:p/>
          </draw:image>
        </draw:frame>
        <draw:frame draw:style-name="gr6" draw:text-style-name="P1" draw:layer="layout" svg:width="1.06cm" svg:height="0.329cm" svg:x="1.145cm" svg:y="0.332cm">
          <draw:image xlink:href="Pictures/2000000100000374000001133A5C8EE3.svm" xlink:type="simple" xlink:show="embed" xlink:actuate="onLoad">
            <text:p/>
          </draw:image>
        </draw:frame>
        <draw:frame draw:style-name="gr7" draw:text-style-name="P1" draw:layer="layout" svg:width="1.049cm" svg:height="0.304cm" svg:x="1.021cm" svg:y="4.348cm">
          <draw:image xlink:href="Pictures/200000010000036B000000FEB7EAC9D0.svm" xlink:type="simple" xlink:show="embed" xlink:actuate="onLoad">
            <text:p/>
          </draw:image>
        </draw:frame>
        <draw:frame draw:style-name="gr8" draw:text-style-name="P1" draw:layer="layout" svg:width="0.36cm" svg:height="0.258cm" svg:x="2.482cm" svg:y="2.167cm">
          <draw:image xlink:href="Pictures/200000010000012D000000D8F4A9CB9C.svm" xlink:type="simple" xlink:show="embed" xlink:actuate="onLoad">
            <text:p/>
          </draw:image>
        </draw:frame>
        <draw:frame draw:style-name="gr9" draw:text-style-name="P1" draw:layer="layout" svg:width="0.739cm" svg:height="0.365cm" svg:x="4.073cm" svg:y="0.326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456cm" svg:height="0.36cm" svg:x="3.766cm" svg:y="1.339cm">
          <draw:image xlink:href="Pictures/200000010000017D0000012D51E40062.svm" xlink:type="simple" xlink:show="embed" xlink:actuate="onLoad">
            <text:p/>
          </draw:image>
        </draw:frame>
        <draw:frame draw:style-name="gr11" draw:text-style-name="P1" draw:layer="layout" svg:width="0.461cm" svg:height="0.355cm" svg:x="3.766cm" svg:y="2.415cm">
          <draw:image xlink:href="Pictures/2000000100000181000001298455D920.svm" xlink:type="simple" xlink:show="embed" xlink:actuate="onLoad">
            <text:p/>
          </draw:image>
        </draw:frame>
        <draw:frame draw:style-name="gr12" draw:text-style-name="P1" draw:layer="layout" svg:width="0.456cm" svg:height="0.36cm" svg:x="3.766cm" svg:y="3.443cm">
          <draw:image xlink:href="Pictures/200000010000017D0000012DFAE0C6E9.svm" xlink:type="simple" xlink:show="embed" xlink:actuate="onLoad">
            <text:p/>
          </draw:image>
        </draw:frame>
        <draw:frame draw:style-name="gr13" draw:text-style-name="P1" draw:layer="layout" svg:width="0.745cm" svg:height="0.36cm" svg:x="4.073cm" svg:y="4.371cm">
          <draw:image xlink:href="Pictures/200000010000026E0000012D2A70A9BF.svm" xlink:type="simple" xlink:show="embed" xlink:actuate="onLoad">
            <text:p/>
          </draw:image>
        </draw:frame>
        <draw:frame draw:style-name="gr14" draw:text-style-name="P1" draw:layer="layout" svg:width="0.335cm" svg:height="0.258cm" svg:x="5.059cm" svg:y="1.541cm">
          <draw:image xlink:href="Pictures/2000000100000118000000D851DC808A.svm" xlink:type="simple" xlink:show="embed" xlink:actuate="onLoad">
            <text:p/>
          </draw:image>
        </draw:frame>
        <draw:frame draw:style-name="gr15" draw:text-style-name="P1" draw:layer="layout" svg:width="0.446cm" svg:height="0.355cm" svg:x="6.018cm" svg:y="0.659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36cm" svg:height="0.258cm" svg:x="6.251cm" svg:y="2.258cm">
          <draw:image xlink:href="Pictures/200000010000012D000000D8F4A9CB9C.svm" xlink:type="simple" xlink:show="embed" xlink:actuate="onLoad">
            <text:p/>
          </draw:image>
        </draw:frame>
        <draw:frame draw:style-name="gr16" draw:text-style-name="P1" draw:layer="layout" svg:width="0.456cm" svg:height="0.355cm" svg:x="7.097cm" svg:y="0.633cm">
          <draw:image xlink:href="Pictures/200000010000017D00000129E242AB27.svm" xlink:type="simple" xlink:show="embed" xlink:actuate="onLoad">
            <text:p/>
          </draw:image>
        </draw:frame>
        <draw:frame draw:style-name="gr17" draw:text-style-name="P1" draw:layer="layout" svg:width="0.349cm" svg:height="0.258cm" svg:x="8.079cm" svg:y="1.96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47:13.522328899</dc:date>
    <meta:editing-duration>PT25M54S</meta:editing-duration>
    <meta:editing-cycles>7</meta:editing-cycles>
    <meta:generator>LibreOffice/4.2.8.2$Linux_x86 LibreOffice_project/420m0$Build-2</meta:generator>
    <meta:document-statistic meta:object-count="20"/>
  </office:meta>
</office:document-meta>
</file>

<file path=Object 10/content.xml><?xml version="1.0" encoding="utf-8"?>
<math xmlns="http://www.w3.org/1998/Math/MathML"/>
</file>